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0555in" fo:margin-bottom="0in" loext:contextual-spacing="false" fo:line-height="100%"/>
    </style:style>
    <style:style style:name="P2" style:family="paragraph" style:parent-style-name="Standard" style:master-page-name="Standard">
      <style:paragraph-properties fo:margin-top="0.0555in" fo:margin-bottom="0in" loext:contextual-spacing="false" fo:line-height="100%" style:page-number="1"/>
    </style:style>
    <style:style style:name="P3" style:family="paragraph" style:parent-style-name="Standard" style:list-style-name="WWNum4">
      <style:paragraph-properties fo:margin-left="0.5in" fo:margin-right="0in" fo:margin-top="0.0835in" fo:margin-bottom="0in" loext:contextual-spacing="false" fo:line-height="75%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margin-top="0.0835in" fo:margin-bottom="0in" loext:contextual-spacing="false" fo:line-height="75%" fo:text-indent="-0.25in" style:auto-text-indent="false"/>
    </style:style>
    <style:style style:name="P5" style:family="paragraph" style:parent-style-name="Standard" style:list-style-name="WWNum5">
      <style:paragraph-properties fo:margin-left="0.5in" fo:margin-right="0in" fo:margin-top="0.0835in" fo:margin-bottom="0in" loext:contextual-spacing="false" fo:line-height="75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.0835in" fo:margin-bottom="0in" loext:contextual-spacing="false" fo:line-height="75%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.0835in" fo:margin-bottom="0in" loext:contextual-spacing="false" fo:line-height="75%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.0555in" fo:margin-bottom="0in" loext:contextual-spacing="false" fo:line-height="75%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.0555in" fo:margin-bottom="0in" loext:contextual-spacing="false" fo:line-height="75%" fo:text-indent="-0.25in" style:auto-text-indent="false"/>
    </style:style>
    <style:style style:name="P10" style:family="paragraph" style:parent-style-name="Standard" style:list-style-name="WWNum5">
      <style:paragraph-properties fo:margin-left="0.5in" fo:margin-right="0in" fo:margin-top="0.0555in" fo:margin-bottom="0in" loext:contextual-spacing="false" fo:line-height="75%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.0555in" fo:margin-bottom="0in" loext:contextual-spacing="false" fo:line-height="75%" fo:text-indent="-0.25in" style:auto-text-indent="false"/>
    </style:style>
    <style:style style:name="P12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Calibri" fo:font-size="10pt" fo:font-weight="bold" style:font-name-asian="Calibri1" style:font-size-asian="10pt" style:font-weight-asian="bold" style:font-name-complex="Calibri1" style:font-size-complex="10pt"/>
    </style:style>
    <style:style style:name="T2" style:family="text">
      <style:text-properties style:font-name="Calibri" fo:font-size="10pt" style:font-name-asian="Calibri1" style:font-size-asian="10pt" style:font-name-complex="Calibri1" style:font-size-complex="10pt"/>
    </style:style>
    <style:style style:name="T3" style:family="text">
      <style:text-properties style:font-name="Calibri" fo:font-size="10pt" fo:font-style="italic" style:font-name-asian="Calibri1" style:font-size-asian="10pt" style:font-style-asian="italic" style:font-name-complex="Calibri1" style:font-size-complex="10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William Pratt<text:line-break/></text:span><text:span text:style-name="T2"> Sperry, OK 74073 • billp@billpratt.net • (925) 785-1106 • linkedin.com/in/williamrpratt</text:span></text:p>
      <text:p text:style-name="P1"><draw:rect text:anchor-type="as-char" style:rel-width="100%" draw:z-index="0" draw:style-name="gr1" draw:text-style-name="P12" svg:width="0.0012in" svg:height="0.0213in"><text:p/></draw:rect></text:p>
      <text:p text:style-name="P1"><text:span text:style-name="T1">Infrastructure Architect | Full-Stack Engineer | Splunk Certified Consultant<text:line-break/></text:span><text:span text:style-name="T2"> Experienced technologist blending 20+ years in Unix systems engineering and full-stack development with deep expertise in observability, cloud infrastructure, and DevSecOps. Adept at architecting resilient systems, mentoring teams, and navigating high-stakes incidents with calm precision. Seeking leadership opportunities that balance hands-on technical work with team growth.</text:span></text:p>
      <text:p text:style-name="P1"><draw:rect text:anchor-type="as-char" style:rel-width="100%" draw:z-index="1" draw:style-name="gr1" draw:text-style-name="P12" svg:width="0.0012in" svg:height="0.0213in"><text:p/></draw:rect></text:p>
      <text:p text:style-name="P1"><text:span text:style-name="T1">CORE SKILLS<text:line-break/></text:span><text:span text:style-name="T2"> Python • Ruby/Rails • JavaScript • Splunk • Google Chronicle • AWS • GCP • Terraform • Docker • Kubernetes • CI/CD • System Architecture • DevSecOps • Cloud Migrations • Infrastructure Automation</text:span></text:p>
      <text:p text:style-name="P1"><draw:rect text:anchor-type="as-char" style:rel-width="100%" draw:z-index="2" draw:style-name="gr1" draw:text-style-name="P12" svg:width="0.0012in" svg:height="0.0213in"><text:p/></draw:rect></text:p>
      <text:p text:style-name="P1"><text:span text:style-name="T1">PROFESSIONAL EXPERIENCE</text:span></text:p>
      <text:p text:style-name="P1"><text:span text:style-name="T1">Senior Engineer, Cloud &amp; Security / DevSecOps<text:line-break/></text:span><text:span text:style-name="T2"> </text:span><text:span text:style-name="T3">Bullish | Aug 2022 – July 2025</text:span></text:p>
      <text:list xml:id="list1355990786" text:style-name="WWNum4">
        <text:list-item>
          <text:p text:style-name="P3"><text:span text:style-name="T2">Served as the SIEM SME, owning Splunk strategy, integration, and optimization across cloud and hybrid environments<text:line-break/></text:span></text:p>
        </text:list-item>
        <text:list-item>
          <text:p text:style-name="P8"><text:span text:style-name="T2">Delivered consulting services supporting high-volume ingest and enterprise alerting use cases<text:line-break/></text:span></text:p>
        </text:list-item>
        <text:list-item>
          <text:p text:style-name="P8"><text:span text:style-name="T2">Led internal product R&amp;D and mentored engineering teams in development and automation best practices<text:line-break/></text:span></text:p>
        </text:list-item>
        <text:list-item>
          <text:p text:style-name="P8"><text:span text:style-name="T2">Architected data ingestion pipelines and optimized performance across large Splunk deployments<text:line-break/></text:span></text:p>
        </text:list-item>
      </text:list>
      <text:p text:style-name="P1"><text:span text:style-name="T1">Splunk Consultant / Solutions Architect<text:line-break/></text:span><text:span text:style-name="T2"> </text:span><text:span text:style-name="T3">BitsIO | Jan 2020 – Aug 2022</text:span></text:p>
      <text:list xml:id="list2667665243" text:style-name="WWNum2">
        <text:list-item>
          <text:p text:style-name="P4"><text:span text:style-name="T2">Delivered tailored Splunk solutions to enterprise clients across finance, healthcare, retail, and government sectors<text:line-break/></text:span></text:p>
        </text:list-item>
        <text:list-item>
          <text:p text:style-name="P9"><text:span text:style-name="T2">Led design and onboarding of cloud-native Splunk architectures across AWS and GCP<text:line-break/></text:span></text:p>
        </text:list-item>
        <text:list-item>
          <text:p text:style-name="P9"><text:span text:style-name="T2">Collaborated with pre-sales and engineering to influence customer adoption and delivery strategy<text:line-break/></text:span></text:p>
        </text:list-item>
      </text:list>
      <text:p text:style-name="P1"><text:span text:style-name="T1">Engineering Lead / Senior Software Engineer<text:line-break/></text:span><text:span text:style-name="T2"> </text:span><text:span text:style-name="T3">DR McNatty, OneLogin, Malwarebytes, Demandbase | 2012 – 2019</text:span></text:p>
      <text:list xml:id="list1196129470" text:style-name="WWNum5">
        <text:list-item>
          <text:p text:style-name="P5"><text:span text:style-name="T2">Full-stack Ruby on Rails developer for LA Metro; modernized Oracle BI/Unifier tooling<text:line-break/></text:span></text:p>
        </text:list-item>
        <text:list-item>
          <text:p text:style-name="P10"><text:span text:style-name="T2">Spearheaded backend architecture using Ruby, Rails, and AWS for high-availability systems<text:line-break/></text:span></text:p>
        </text:list-item>
        <text:list-item>
          <text:p text:style-name="P10"><text:span text:style-name="T2">Improved test coverage, restructured event systems, and drove DevOps integration across teams<text:line-break/></text:span></text:p>
        </text:list-item>
        <text:list-item>
          <text:p text:style-name="P10"><text:span text:style-name="T2">Built and scaled internal developer tools and data pipelines (Fluentd, Hadoop, S3)<text:line-break/></text:span></text:p>
        </text:list-item>
      </text:list>
      <text:p text:style-name="P1"><text:span text:style-name="T1">Founder / Lead Developer<text:line-break/></text:span><text:span text:style-name="T2"> </text:span><text:span text:style-name="T3">Hivemind Engineering | 2012 – 2016</text:span></text:p>
      <text:list xml:id="list2514691710" text:style-name="WWNum1">
        <text:list-item>
          <text:p text:style-name="P6"><text:span text:style-name="T2">Delivered full-stack, cloud-hosted platforms for SMB clients with enterprise-grade uptime and observability<text:line-break/></text:span></text:p>
        </text:list-item>
      </text:list>
      <text:p text:style-name="P1"><text:span text:style-name="T1">Early Career<text:line-break/></text:span><text:span text:style-name="T2"> MegaPath, AssetShadow, NBCi, VIP Sales — Engineering &amp; Systems Administration (2001–2012)</text:span></text:p>
      <text:p text:style-name="P1"><text:span text:style-name="T1">Volunteer Firefighter<text:line-break/></text:span><text:span text:style-name="T2"> </text:span><text:span text:style-name="T3">Sperry Fire &amp; Rescue | 2023 – Present</text:span></text:p>
      <text:list xml:id="list2784959515" text:style-name="WWNum3">
        <text:list-item>
          <text:p text:style-name="P7"><text:soft-page-break/><text:span text:style-name="T2">Respond to structure/wildland fires and medical calls<text:line-break/></text:span></text:p>
        </text:list-item>
        <text:list-item>
          <text:p text:style-name="P11"><text:span text:style-name="T2">Trained in wildfire ops, IFSAC Firefighter 1, NIMS, RECEO-VS<text:line-break/></text:span></text:p>
        </text:list-item>
      </text:list>
      <text:p text:style-name="P1"><draw:rect text:anchor-type="as-char" style:rel-width="100%" draw:z-index="3" draw:style-name="gr1" draw:text-style-name="P12" svg:width="0.0012in" svg:height="0.0213in"><text:p/></draw:rect></text:p>
      <text:p text:style-name="P1"><text:span text:style-name="T1">Certifications &amp; Education<text:line-break/></text:span><text:span text:style-name="T2"> Splunk Core Certified Consultant • AWS Solutions Architect – Associate (in progress) • Modesto Junior College (Business &amp; Computer Science, 2007–2009) • Tulsa Community College (Computer Science, 1996–1998) • Oklahoma University (Computer Science, 1998–2000) • Union High School (Computer Science, 1989–1993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667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9" meta:word-count="399" meta:character-count="2889" meta:non-whitespace-character-count="2503"/>
    <meta:generator>LibreOfficeDev/6.0.5.2$Linux_X86_64 LibreOffice_project/</meta:generator>
  </office:meta>
</office:document-meta>
</file>